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paragraph-rsid="0003ab52" style:font-size-asian="16pt" style:font-size-complex="16pt"/>
    </style:style>
    <style:style style:name="P2" style:family="paragraph" style:parent-style-name="Standard">
      <style:text-properties fo:font-size="16pt" officeooo:rsid="0003ab52" officeooo:paragraph-rsid="0003ab52" style:font-size-asian="16pt" style:font-size-complex="16pt"/>
    </style:style>
    <style:style style:name="T1" style:family="text">
      <style:text-properties officeooo:rsid="0003ab5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ab5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run, </text:p>
      <text:p text:style-name="P1">1. cd into the project root directory</text:p>
      <text:p text:style-name="P1">2. In the terminal, run: <text:span text:style-name="T3">sh execute.sh</text:span><text:span text:style-name="T2"> heatmap_1.txt</text:span> <text:s/>where heatmap_1.txt is the name of the datafile (and is present in the root)</text:p>
      <text:p text:style-name="P1">3. The results will be generated in the results folder and will have a filename prefix ('heatmap_1' in this case <text:span text:style-name="T1">and the variants of the cc algorithm (lawnmower or max_prob</text:span>)</text:p>
      <text:p text:style-name="P2">4. So for each input, we’ll get two pairs of paths, time vs coverage<text:tab/> plots, time vs efficiencyLB plots and tables. </text:p>
      <text:p text:style-name="P1"/>
      <text:p text:style-name="P1">Assumptions: Instructions for Ubuntu 16.04 LTS and python 3 but should run in most cases in other systems as well. Common libraries such as matplotlib, pandas, numpy and sys install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0:22:01.982564651</meta:creation-date>
    <dc:date>2018-02-20T10:29:54.758571684</dc:date>
    <meta:editing-duration>PT20S</meta:editing-duration>
    <meta:editing-cycles>1</meta:editing-cycles>
    <meta:document-statistic meta:table-count="0" meta:image-count="0" meta:object-count="0" meta:page-count="1" meta:paragraph-count="6" meta:word-count="112" meta:character-count="648" meta:non-whitespace-character-count="538"/>
    <meta:generator>LibreOffice/5.1.6.2$Linux_X86_64 LibreOffice_project/10m0$Build-2</meta:generator>
  </office:meta>
</office:document-meta>
</file>